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ffffff" draw:marker-start-width="0.35cm" draw:marker-end-width="0.35cm" draw:fill="solid" draw:fill-color="#b2b2b2" draw:textarea-horizontal-align="justify" draw:textarea-vertical-align="middle" draw:auto-grow-height="false" fo:min-height="0.251cm" fo:min-width="2.101cm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svg:stroke-color="#ffffff" draw:marker-start-width="0.35cm" draw:marker-end-width="0.35cm" draw:fill="solid" draw:fill-color="#b2b2b2" draw:textarea-horizontal-align="justify" draw:textarea-vertical-align="middle" draw:auto-grow-height="false" fo:min-height="0.251cm" fo:min-width="2.001cm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svg:stroke-color="#ffffff" draw:marker-start-width="0.35cm" draw:marker-end-width="0.35cm" draw:fill="solid" draw:fill-color="#b2b2b2" draw:textarea-horizontal-align="justify" draw:textarea-vertical-align="middle" draw:auto-grow-height="false" fo:min-height="0.251cm" fo:min-width="1.601cm" fo:padding-top="0cm" fo:padding-bottom="0cm" fo:padding-left="0.125cm" fo:padding-right="0.125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draw:marker-end="Arrow" draw:marker-end-width="0.153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0.007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0.0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666cm"/>
    </style:style>
    <style:style style:name="gr9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054cm" fo:min-width="0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96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47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="solid" draw:fill-color="#ffffff"/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solid" draw:fill-color="#ffffff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cm" svg:height="0.5cm" svg:x="3.454cm" svg:y="2.75cm">
          <text:p text:style-name="P1"><text:span text:style-name="T1">incl-scan</text:span></text:p>
          <draw:enhanced-geometry svg:viewBox="0 0 21600 21600" draw:text-areas="0 0 21600 21600" draw:type="chevron" draw:modifiers="19307.95847750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2.6cm" svg:height="0.5cm" svg:x="6.454cm" svg:y="2.75cm">
          <text:p text:style-name="P1"><text:span text:style-name="T1">incl-scan</text:span></text:p>
          <draw:enhanced-geometry svg:viewBox="0 0 21600 21600" draw:text-areas="0 0 21600 21600" draw:type="chevron" draw:modifiers="19307.95847750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2.6cm" svg:height="0.5cm" svg:x="9.454cm" svg:y="2.75cm">
          <text:p text:style-name="P1"><text:span text:style-name="T1">incl-scan</text:span></text:p>
          <draw:enhanced-geometry svg:viewBox="0 0 21600 21600" draw:text-areas="0 0 21600 21600" draw:type="chevron" draw:modifiers="19307.95847750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2.6cm" svg:height="0.5cm" svg:x="12.354cm" svg:y="2.75cm">
          <text:p text:style-name="P1"><text:span text:style-name="T1">scan</text:span></text:p>
          <draw:enhanced-geometry svg:viewBox="0 0 21600 21600" draw:text-areas="0 0 21600 21600" draw:type="chevron" draw:modifiers="19307.95847750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2.5cm" svg:height="0.5cm" svg:x="6.554cm" svg:y="9cm">
          <text:p text:style-name="P1"><text:span text:style-name="T1">add</text:span></text:p>
          <draw:enhanced-geometry svg:viewBox="0 0 21600 21600" draw:text-areas="0 0 21600 21600" draw:type="chevron" draw:modifiers="19311.31547381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2.5cm" svg:height="0.5cm" svg:x="9.454cm" svg:y="9cm">
          <text:p text:style-name="P1"><text:span text:style-name="T1">add</text:span></text:p>
          <draw:enhanced-geometry svg:viewBox="0 0 21600 21600" draw:text-areas="0 0 21600 21600" draw:type="chevron" draw:modifiers="19311.31547381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2.5cm" svg:height="0.5cm" svg:x="12.354cm" svg:y="9cm">
          <text:p text:style-name="P1"><text:span text:style-name="T1">add</text:span></text:p>
          <draw:enhanced-geometry svg:viewBox="0 0 21600 21600" draw:text-areas="0 0 21600 21600" draw:type="chevron" draw:modifiers="19311.31547381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2.1cm" svg:height="0.5cm" svg:x="3.454cm" svg:y="5.5cm">
          <text:p text:style-name="P1"><text:span text:style-name="T1">e</text:span><text:span text:style-name="T1">x</text:span><text:span text:style-name="T1">cl</text:span><text:span text:style-name="T1">-</text:span><text:span text:style-name="T1">s</text:span><text:span text:style-name="T1">c</text:span><text:span text:style-name="T1">a</text:span><text:span text:style-name="T1">n</text:span></text:p>
          <draw:enhanced-geometry svg:viewBox="0 0 21600 21600" draw:text-areas="0 0 21600 21600" draw:type="chevron" draw:modifiers="19307.377439314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0.508cm" svg:height="0.508cm" svg:x="3.5cm" svg:y="2.2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4.008cm" svg:y="2.2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4.516cm" svg:y="2.25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5.024cm" svg:y="2.25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5.532cm" svg:y="2.25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6.548cm" svg:y="2.25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7.056cm" svg:y="2.2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7.564cm" svg:y="2.25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8.072cm" svg:y="2.25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8.58cm" svg:y="2.2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9.469cm" svg:y="2.2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9.977cm" svg:y="2.2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10.485cm" svg:y="2.2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10.993cm" svg:y="2.25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11.501cm" svg:y="2.25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12.39cm" svg:y="2.25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12.898cm" svg:y="2.2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13.406cm" svg:y="2.25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13.914cm" svg:y="2.25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14.422cm" svg:y="2.2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3.5cm" svg:y="3.2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4.008cm" svg:y="3.25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4.516cm" svg:y="3.2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5.024cm" svg:y="3.2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0.508cm" svg:height="0.508cm" svg:x="5.532cm" svg:y="3.2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6.548cm" svg:y="3.25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7.056cm" svg:y="3.25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7.564cm" svg:y="3.2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8.072cm" svg:y="3.25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0.508cm" svg:height="0.508cm" svg:x="8.58cm" svg:y="3.25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9.469cm" svg:y="3.2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9.977cm" svg:y="3.2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10.485cm" svg:y="3.25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10.993cm" svg:y="3.25cm">
          <text:p text:style-name="P1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0.508cm" svg:height="0.508cm" svg:x="11.501cm" svg:y="3.25cm">
          <text:p text:style-name="P1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12.39cm" svg:y="3.25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12.898cm" svg:y="3.2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13.406cm" svg:y="3.25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13.914cm" svg:y="3.25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7" draw:id="id7" draw:layer="layout" svg:width="0.508cm" svg:height="0.508cm" svg:x="14.422cm" svg:y="3.25cm">
          <text:p text:style-name="P1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0.508cm" svg:height="0.508cm" svg:x="3.468cm" svg:y="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0.508cm" svg:height="0.508cm" svg:x="3.976cm" svg:y="5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6" draw:id="id6" draw:layer="layout" svg:width="0.508cm" svg:height="0.508cm" svg:x="4.484cm" svg:y="5cm">
          <text:p text:style-name="P1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8" draw:id="id8" draw:layer="layout" svg:width="0.508cm" svg:height="0.508cm" svg:x="4.992cm" svg:y="5cm">
          <text:p text:style-name="P1"><text:span text:style-name="T1">28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line-skew="-0.318cm" svg:x1="5.786cm" svg:y1="3.758cm" svg:x2="3.722cm" svg:y2="5cm" draw:start-shape="id1" draw:start-glue-point="2" draw:end-shape="id2" draw:end-glue-point="0" svg:d="M5786 3758v303h-2064v939" svg:viewBox="0 0 2065 1243">
          <text:p/>
        </draw:connector>
        <draw:connector draw:style-name="gr5" draw:text-style-name="P4" draw:layer="layout" draw:line-skew="-0.191cm" svg:x1="8.834cm" svg:y1="3.758cm" svg:x2="4.23cm" svg:y2="5cm" draw:start-shape="id3" draw:start-glue-point="2" draw:end-shape="id4" draw:end-glue-point="0" svg:d="M8834 3758v430h-4604v812" svg:viewBox="0 0 4605 1243">
          <text:p/>
        </draw:connector>
        <draw:connector draw:style-name="gr5" draw:text-style-name="P4" draw:layer="layout" draw:line-skew="-0.064cm" svg:x1="11.755cm" svg:y1="3.758cm" svg:x2="4.738cm" svg:y2="5cm" draw:start-shape="id5" draw:start-glue-point="2" draw:end-shape="id6" draw:end-glue-point="0" svg:d="M11755 3758v557h-7017v685" svg:viewBox="0 0 7018 1243">
          <text:p/>
        </draw:connector>
        <draw:connector draw:style-name="gr5" draw:text-style-name="P4" draw:layer="layout" draw:line-skew="0.063cm" svg:x1="14.676cm" svg:y1="3.758cm" svg:x2="5.246cm" svg:y2="5cm" draw:start-shape="id7" draw:start-glue-point="2" draw:end-shape="id8" draw:end-glue-point="0" svg:d="M14676 3758v684h-9430v558" svg:viewBox="0 0 9431 1243">
          <text:p/>
        </draw:connector>
        <draw:custom-shape draw:style-name="gr4" draw:text-style-name="P3" draw:layer="layout" svg:width="0.508cm" svg:height="0.508cm" svg:x="3.5cm" svg:y="8.4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4.008cm" svg:y="8.4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4.516cm" svg:y="8.4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5.024cm" svg:y="8.4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5.532cm" svg:y="8.492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6.5cm" svg:y="8.4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7.008cm" svg:y="8.492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7.516cm" svg:y="8.492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8.024cm" svg:y="8.492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8.532cm" svg:y="8.4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9.421cm" svg:y="8.492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9.929cm" svg:y="8.492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10.437cm" svg:y="8.492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10.945cm" svg:y="8.492cm">
          <text:p text:style-name="P1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11.453cm" svg:y="8.492cm">
          <text:p text:style-name="P1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12.342cm" svg:y="8.4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12.85cm" svg:y="8.4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13.358cm" svg:y="8.492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13.866cm" svg:y="8.492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14.374cm" svg:y="8.492cm">
          <text:p text:style-name="P1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0" draw:id="id10" draw:layer="layout" svg:width="0.508cm" svg:height="0.508cm" svg:x="6.5cm" svg:y="7.7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2" draw:id="id12" draw:layer="layout" svg:width="0.508cm" svg:height="0.508cm" svg:x="9.421cm" svg:y="7.75cm">
          <text:p text:style-name="P1"><text:span text:style-name="T1">39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4" draw:id="id14" draw:layer="layout" svg:width="0.508cm" svg:height="0.508cm" svg:x="12.342cm" svg:y="7.75cm">
          <text:p text:style-name="P1"><text:span text:style-name="T1">6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3.468cm" svg:y="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9" draw:id="id9" draw:layer="layout" svg:width="0.508cm" svg:height="0.508cm" svg:x="3.976cm" svg:y="6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1" draw:id="id11" draw:layer="layout" svg:width="0.508cm" svg:height="0.508cm" svg:x="4.484cm" svg:y="6cm">
          <text:p text:style-name="P1"><text:span text:style-name="T1">39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3" draw:id="id13" draw:layer="layout" svg:width="0.508cm" svg:height="0.508cm" svg:x="4.992cm" svg:y="6cm">
          <text:p text:style-name="P1"><text:span text:style-name="T1">61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line-skew="0.058cm" svg:x1="4.23cm" svg:y1="6.508cm" svg:x2="6.754cm" svg:y2="7.75cm" draw:start-shape="id9" draw:start-glue-point="2" draw:end-shape="id10" draw:end-glue-point="0" svg:d="M4230 6508v679h2524v563" svg:viewBox="0 0 2525 1243">
          <text:p/>
        </draw:connector>
        <draw:connector draw:style-name="gr5" draw:text-style-name="P4" draw:layer="layout" draw:line-skew="-0.088cm" svg:x1="4.738cm" svg:y1="6.508cm" svg:x2="9.675cm" svg:y2="7.75cm" draw:start-shape="id11" draw:start-glue-point="2" draw:end-shape="id12" draw:end-glue-point="0" svg:d="M4738 6508v533h4937v709" svg:viewBox="0 0 4938 1243">
          <text:p/>
        </draw:connector>
        <draw:connector draw:style-name="gr5" draw:text-style-name="P4" draw:layer="layout" draw:line-skew="-0.242cm" svg:x1="5.246cm" svg:y1="6.508cm" svg:x2="12.596cm" svg:y2="7.75cm" draw:start-shape="id13" draw:end-shape="id14" draw:end-glue-point="0" svg:d="M5246 6508v379h7350v863" svg:viewBox="0 0 7351 1243">
          <text:p/>
        </draw:connector>
        <draw:custom-shape draw:style-name="gr6" draw:text-style-name="P3" draw:layer="layout" svg:width="0.507cm" svg:height="0.5cm" svg:x="3.467cm" svg:y="9.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06cm" svg:height="0.5cm" svg:x="3.974cm" svg:y="9.5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07cm" svg:height="0.5cm" svg:x="4.48cm" svg:y="9.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06cm" svg:height="0.5cm" svg:x="4.987cm" svg:y="9.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07cm" svg:height="0.5cm" svg:x="5.493cm" svg:y="9.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6.515cm" svg:y="9.508cm">
          <text:p text:style-name="P1"><text:span text:style-name="T1">25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7.023cm" svg:y="9.508cm">
          <text:p text:style-name="P1"><text:span text:style-name="T1">3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7.531cm" svg:y="9.508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8.039cm" svg:y="9.508cm">
          <text:p text:style-name="P1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8.547cm" svg:y="9.508cm">
          <text:p text:style-name="P1"><text:span text:style-name="T1">39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9.436cm" svg:y="9.508cm">
          <text:p text:style-name="P1"><text:span text:style-name="T1">54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9.944cm" svg:y="9.508cm">
          <text:p text:style-name="P1"><text:span text:style-name="T1">56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10.452cm" svg:y="9.508cm">
          <text:p text:style-name="P1"><text:span text:style-name="T1">57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10.96cm" svg:y="9.508cm">
          <text:p text:style-name="P1"><text:span text:style-name="T1">66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11.468cm" svg:y="9.508cm">
          <text:p text:style-name="P1"><text:span text:style-name="T1">6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12.357cm" svg:y="9.508cm">
          <text:p text:style-name="P1"><text:span text:style-name="T1">68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12.865cm" svg:y="9.508cm">
          <text:p text:style-name="P1"><text:span text:style-name="T1">69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13.373cm" svg:y="9.508cm">
          <text:p text:style-name="P1"><text:span text:style-name="T1">74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13.881cm" svg:y="9.508cm">
          <text:p text:style-name="P1"><text:span text:style-name="T1">79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08cm" svg:height="0.508cm" svg:x="14.389cm" svg:y="9.508cm">
          <text:p text:style-name="P1"><text:span text:style-name="T1">89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166cm" svg:height="0.573cm" svg:x="5.626cm" svg:y="4.881cm">
          <draw:text-box>
            <text:p><text:span text:style-name="T2">blksum</text:span><text:span text:style-name="T1">[</text:span><text:span text:style-name="T2">P</text:span><text:span text:style-name="T1"> - 1]</text:span></text:p>
          </draw:text-box>
        </draw:frame>
        <draw:custom-shape draw:style-name="gr9" draw:text-style-name="P6" draw:layer="layout" svg:width="0.5cm" svg:height="0.5cm" svg:x="2.5cm" svg:y="2.75cm">
          <text:p text:style-name="P1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cm" svg:height="0.5cm" svg:x="2.5cm" svg:y="4cm">
          <text:p text:style-name="P1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cm" svg:height="0.5cm" svg:x="2.5cm" svg:y="5.5cm">
          <text:p text:style-name="P1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cm" svg:height="0.5cm" svg:x="2.5cm" svg:y="9cm">
          <text:p text:style-name="P1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0.913cm" svg:height="0.645cm" svg:x="4.211cm" svg:y="1.611cm">
          <draw:text-box>
            <text:p><text:span text:style-name="T4">T0</text:span></text:p>
          </draw:text-box>
        </draw:frame>
        <draw:frame draw:style-name="gr10" draw:text-style-name="P7" draw:layer="layout" svg:width="0.913cm" svg:height="0.645cm" svg:x="7.259cm" svg:y="1.611cm">
          <draw:text-box>
            <text:p><text:span text:style-name="T4">T1</text:span></text:p>
          </draw:text-box>
        </draw:frame>
        <draw:frame draw:style-name="gr10" draw:text-style-name="P7" draw:layer="layout" svg:width="0.913cm" svg:height="0.645cm" svg:x="10.207cm" svg:y="1.6cm">
          <draw:text-box>
            <text:p><text:span text:style-name="T4">T2</text:span></text:p>
          </draw:text-box>
        </draw:frame>
        <draw:frame draw:style-name="gr10" draw:text-style-name="P7" draw:layer="layout" svg:width="0.913cm" svg:height="0.645cm" svg:x="13.087cm" svg:y="1.6cm">
          <draw:text-box>
            <text:p><text:span text:style-name="T4">T3</text:span></text:p>
          </draw:text-box>
        </draw:frame>
        <draw:frame draw:style-name="gr11" draw:text-style-name="P5" draw:layer="layout" svg:width="2.466cm" svg:height="0.573cm" svg:x="5.654cm" svg:y="6.207cm">
          <draw:text-box>
            <text:p><text:span text:style-name="T2">blksum_s</text:span><text:span text:style-name="T1">[</text:span><text:span text:style-name="T2">P</text:span><text:span text:style-name="T1"> - 1]</text:span></text:p>
          </draw:text-box>
        </draw:frame>
        <draw:frame draw:style-name="gr12" draw:text-style-name="P8" draw:layer="layout" svg:width="0.972cm" svg:height="0.649cm" svg:x="14.879cm" svg:y="2.031cm">
          <draw:text-box>
            <text:p><text:span text:style-name="T5">v[ ]</text:span></text:p>
          </draw:text-box>
        </draw:frame>
        <draw:frame draw:style-name="gr12" draw:text-style-name="P8" draw:layer="layout" svg:width="0.972cm" svg:height="0.649cm" svg:x="14.879cm" svg:y="3.18cm">
          <draw:text-box>
            <text:p><text:span text:style-name="T5">s[ ]</text:span></text:p>
          </draw:text-box>
        </draw:frame>
        <draw:frame draw:style-name="gr12" draw:text-style-name="P8" draw:layer="layout" svg:width="0.972cm" svg:height="0.649cm" svg:x="14.854cm" svg:y="8.28cm">
          <draw:text-box>
            <text:p><text:span text:style-name="T5">s[ ]</text:span></text:p>
          </draw:text-box>
        </draw:frame>
        <draw:frame draw:style-name="gr12" draw:text-style-name="P8" draw:layer="layout" svg:width="0.972cm" svg:height="0.649cm" svg:x="14.854cm" svg:y="9.331cm">
          <draw:text-box>
            <text:p><text:span text:style-name="T5">s[ 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10-14T20:37:51.168275264</dc:date>
    <dc:creator>Moreno Marzolla</dc:creator>
    <meta:editing-duration>PT5M1S</meta:editing-duration>
    <meta:editing-cycles>6</meta:editing-cycles>
    <meta:generator>LibreOffice/6.0.7.3$Linux_X86_64 LibreOffice_project/00m0$Build-3</meta:generator>
    <meta:document-statistic meta:object-count="120"/>
  </office:meta>
</office:document-meta>
</file>